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8.441cm"/>
      <style:paragraph-properties style:writing-mode="lr-tb"/>
    </style:style>
    <style:style style:name="gr3" style:family="graphic" style:parent-style-name="standard">
      <style:graphic-properties draw:stroke="none" draw:fill="none" fo:min-height="27.73cm"/>
      <style:paragraph-properties style:writing-mode="lr-tb"/>
    </style:style>
    <style:style style:name="gr4" style:family="graphic" style:parent-style-name="standard">
      <style:graphic-properties draw:stroke="none" draw:fill="none" fo:min-height="24.554cm"/>
      <style:paragraph-properties style:writing-mode="lr-tb"/>
    </style:style>
    <style:style style:name="gr5" style:family="graphic" style:parent-style-name="standard">
      <style:graphic-properties draw:stroke="none" draw:fill="none" fo:min-height="27.15cm"/>
      <style:paragraph-properties style:writing-mode="lr-tb"/>
    </style:style>
    <style:style style:name="pr1" style:family="presentation" style:parent-style-name="Predeterminado-title">
      <style:graphic-properties fo:min-height="6.892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6.892cm" svg:x="2.102cm" svg:y="4.059cm" presentation:class="title" presentation:user-transformed="true">
          <draw:text-box>
            <text:p><text:span text:style-name="T1">Capitulo 3b</text:span><text:line-break/><text:line-break/>Reflexión 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901cm" svg:height="28.691cm" svg:x="1.099cm" svg:y="0.926cm">
          <draw:text-box>
            <text:p>Podemos comentar algo mas sobre los costes.</text:p>
            <text:p/>
            <text:p>Cuando digo que el sistema es extremadamente costoso,</text:p>
            <text:p>estoy hablando de un sistema construido con CDs.</text:p>
            <text:p/>
            <text:p>Un CD es plástico</text:p>
            <text:p>Es barato.</text:p>
            <text:p/>
            <text:p>Y sin embargo,</text:p>
            <text:p>utilizando el mas barato de los materiales,</text:p>
            <text:p>se ha vuelto demasiado caro </text:p>
            <text:p>con solo recorrer unas pocas casillas.</text:p>
            <text:p>Apenas empezando.</text:p>
            <text:p/>
            <text:p>Y el coste se incrementa mucho con cada nueva casilla que queramos explorar.</text:p>
            <text:p/>
            <text:p>Cada paso que queramos agregar, </text:p>
            <text:p>nos cuesta 8 veces mas que todo lo que hemos gastado para llegar hasta aquí.</text:p>
            <text:p/>
            <text:p>Eso hace que el precio de recorrer una sola casilla,</text:p>
            <text:p>tienda a infinito rápidamente.</text:p>
            <text:p/>
            <text:p>Lo hemos hecho con CDs, para demostrar que,</text:p>
            <text:p>el sistema es caro por su arquitectura.</text:p>
            <text:p>independientemente del precio de un individuo.</text:p>
            <text:p/>
            <text:p>Aun cuando el coste de un individuo tienda a cero,</text:p>
            <text:p>el coste del sistema tenderá a infinito rápidamente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3" draw:text-style-name="P3" draw:layer="layout" svg:width="18.901cm" svg:height="27.98cm" svg:x="1.099cm" svg:y="0.929cm">
          <draw:text-box>
            <text:p text:style-name="P4"/>
            <text:p text:style-name="P4">Y las criaturas vivientes,</text:p>
            <text:p text:style-name="P4">son bastante mas caras que un CD.</text:p>
            <text:p text:style-name="P4"/>
            <text:p text:style-name="P4">Un organismo unicelular, es de una gran complejidad.</text:p>
            <text:p text:style-name="P4">Construir uno de ellos, es una tarea imposible para nosotros.</text:p>
            <text:p text:style-name="P4"/>
            <text:p text:style-name="P4">Puedes imaginar el coste que podría tener </text:p>
            <text:p text:style-name="P4">construir un mamífero ?</text:p>
            <text:p text:style-name="P4"/>
            <text:p text:style-name="P4">Para construir una criatura como tú,</text:p>
            <text:p text:style-name="P4">han sido necesarios </text:p>
            <text:p text:style-name="P4">alrededor de 4 mil millones de años de trabajo continuo.</text:p>
            <text:p text:style-name="P4"/>
            <text:p text:style-name="P4">En otras palabras,</text:p>
            <text:p text:style-name="P4"/>
            <text:p text:style-name="P4">Tú, </text:p>
            <text:p text:style-name="P4">te mantienes con vida, </text:p>
            <text:p text:style-name="P4">desde hace alrededor de 4 mil millones de años.</text:p>
            <text:p text:style-name="P4">Ininterrumpidamente.</text:p>
            <text:p text:style-name="P4"/>
            <text:p text:style-name="P4">Aunque no eres consciente de esto, </text:p>
            <text:p text:style-name="P4">llevas caminando sobre la tierra todo ese tiempo.</text:p>
            <text:p text:style-name="P4"/>
            <text:p text:style-name="P4">Sin morir.</text:p>
            <text:p text:style-name="P4"/>
            <text:p text:style-name="P4">Eso ya es tener mucha suerte.</text:p>
            <text:p text:style-name="P4">Solo eso, ya tiene un valor incalculable.</text:p>
            <text:p text:style-name="P4"/>
            <text:p text:style-name="P4">Por no hablar de tu compleja composición molecular.</text:p>
            <text:p text:style-name="P4"/>
            <text:p text:style-name="P4">Hablaremos de tu larguísima vida con mas detalle mas adelante.</text:p>
            <text:p text:style-name="P4"/>
            <text:p text:style-name="P4"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4" draw:text-style-name="P5" draw:layer="layout" svg:width="18.973cm" svg:height="24.804cm" svg:x="1.027cm" svg:y="0.996cm">
          <draw:text-box>
            <text:p text:style-name="P4"/>
            <text:p text:style-name="P4"/>
            <text:p text:style-name="P4">Es fácil ver que un hombre es mas caro que una bacteria.</text:p>
            <text:p text:style-name="P4"/>
            <text:p text:style-name="P4"/>
            <text:p text:style-name="P4">Y porque se construyen hombres entonces ?</text:p>
            <text:p text:style-name="P4"/>
            <text:p text:style-name="P4"/>
            <text:p text:style-name="P4"/>
            <text:p text:style-name="P4"/>
            <text:p text:style-name="P4"/>
            <text:p text:style-name="P4">Porque es necesario.</text:p>
            <text:p text:style-name="P4"/>
            <text:p text:style-name="P4">Si pudiéramos ser reemplazados por una versión mas barata, </text:p>
            <text:p text:style-name="P4">ya habría sucedido.</text:p>
            <text:p text:style-name="P4"/>
            <text:p text:style-name="P4"><text:span text:style-name="T2">Lo que no es necesario es eliminado</text:span>.</text:p>
            <text:p text:style-name="P4"/>
            <text:p text:style-name="P4"/>
            <text:p text:style-name="P4"/>
            <text:p text:style-name="P4"/>
            <text:p text:style-name="P4">Y si no hay 2 criaturas iguales, es porque debido al coste, </text:p>
            <text:p text:style-name="P4">no debe haber 2 haciendo el mismo trabajo.</text:p>
            <text:p text:style-name="P4"/>
            <text:p text:style-name="P4">El elevado coste de toda esta maquinaria, </text:p>
            <text:p text:style-name="P4">nos muestra que es de una gran importancia.</text:p>
            <text:p text:style-name="P4"/>
            <text:p text:style-name="P4">Lo que sobra se poda, lo que falta se construye.</text:p>
            <text:p text:style-name="P4"/>
            <text:p text:style-name="P4">De modo que, </text:p>
            <text:p text:style-name="P4">lo que hay, </text:p>
            <text:p text:style-name="P4">todo ello, </text:p>
            <text:p text:style-name="P4"/>
            <text:p text:style-name="P4">es necesari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5" draw:text-style-name="P3" draw:layer="layout" svg:width="18.975cm" svg:height="27.4cm" svg:x="1.025cm" svg:y="1cm">
          <draw:text-box>
            <text:p>Moisés, en su libro "Génesis",</text:p>
            <text:p/>
            <text:p>nos explica que,</text:p>
            <text:p/>
            <text:p>1 - <text:span text:style-name="T2">Las criaturas vivientes, no tienen ningún coste</text:span>,</text:p>
            <text:p><text:s/></text:p>
            <text:p>Dios las crea al instante solo con decirlo.</text:p>
            <text:p>De un soplido.</text:p>
            <text:p/>
            <text:p>Y nosotros tenemos la impresión de que las criaturas </text:p>
            <text:p>salen con la lluvia.</text:p>
            <text:p/>
            <text:p>2 -<text:span text:style-name="T2"> Dios crea a las criaturas vivientes sin ningún motivo</text:span>.</text:p>
            <text:p/>
            <text:p>Porque sí.</text:p>
            <text:p>Solo porque le gusta verlas correteando por el campo.</text:p>
            <text:p/>
            <text:p>Y si se aburre o dejan de gustarle, </text:p>
            <text:p>simplemente lo destruye todo.</text:p>
            <text:p>Porque no tienen ninguna utilidad.</text:p>
            <text:p/>
            <text:p/>
            <text:p/>
            <text:p>Como hemos podido comprobar,</text:p>
            <text:p>ambas teorías de Moisés, están equivocadas.</text:p>
            <text:p/>
            <text:p>Las criaturas no son gratis, sino que tienen un coste elevado.</text:p>
            <text:p>Las criaturas no son decorativas, </text:p>
            <text:p>sino que realizan un trabajo critico.</text:p>
            <text:p/>
            <text:p>De modo que,</text:p>
            <text:p>Dios no puede permitirse destruirlas. (no lo haría jamas)</text:p>
            <text:p/>
            <text:p>El coste que esta asumiendo para hacer funcionar esta maquinaria me hace sospechar que </text:p>
            <text:p/>
            <text:p>en el trabajo de estas criaturas, </text:p>
            <text:p><text:tab/><text:tab/><text:tab/><text:tab/><text:tab/><text:tab/><text:tab/>va la propia vida de Dios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1-03-13T13:19:50.454000000</dc:date>
    <meta:editing-duration>PT10H34M27S</meta:editing-duration>
    <meta:editing-cycles>149</meta:editing-cycles>
    <meta:generator>LibreOffice/7.1.1.2$Windows_X86_64 LibreOffice_project/fe0b08f4af1bacafe4c7ecc87ce55bb426164676</meta:generator>
    <meta:document-statistic meta:object-count="36"/>
  </office:meta>
</office:document-meta>
</file>